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13mm"/>
    </style:style>
    <style:style style:name="co2" style:family="table-column">
      <style:table-column-properties fo:break-before="auto" style:column-width="16.81mm"/>
    </style:style>
    <style:style style:name="co3" style:family="table-column">
      <style:table-column-properties fo:break-before="auto" style:column-width="25.2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.84mm" svg:y="29.6mm">
            <loext:p draw:notify-on-update-of-ranges="Hoja1.C1:Hoja1.C5 Hoja1.E1:Hoja1.E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6.82mm" svg:y="31.62mm">
            <loext:p draw:notify-on-update-of-ranges="Hoja1.C1:Hoja1.C5 Hoja1.M1:Hoja1.M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.89mm" svg:y="305.98mm">
            <loext:p draw:notify-on-update-of-ranges="Hoja1.C54:Hoja1.C66 Hoja1.E54:Hoja1.E6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95.54mm" svg:y="304.41mm">
            <loext:p draw:notify-on-update-of-ranges="Hoja1.C54:Hoja1.C66 Hoja1.M54:Hoja1.M6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Numero hebras</text:p>
          </table:table-cell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Tiempo</text:p>
          </table:table-cell>
          <table:table-cell table:number-columns-repeated="5"/>
          <table:table-cell table:style-name="ce1" office:value-type="string" calcext:value-type="string">
            <text:p>Numero hebras</text:p>
          </table:table-cell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Tiempo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08138" calcext:value-type="float">
            <text:p>0,00140813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0.433691278" calcext:value-type="float">
            <text:p>0,43369127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22611" calcext:value-type="float">
            <text:p>0,00132261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0.334061387" calcext:value-type="float">
            <text:p>0,33406138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57357" calcext:value-type="float">
            <text:p>0,00105735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0000" calcext:value-type="float">
            <text:p>20000</text:p>
          </table:table-cell>
          <table:table-cell office:value-type="float" office:value="0.330136443" calcext:value-type="float">
            <text:p>0,33013644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74007" calcext:value-type="float">
            <text:p>0,00107400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0.327874128" calcext:value-type="float">
            <text:p>0,327874128</text:p>
          </table:table-cell>
        </table:table-row>
        <table:table-row table:style-name="ro1" table:number-rows-repeated="48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Numero hebras</text:p>
          </table:table-cell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Tiempo</text:p>
          </table:table-cell>
          <table:table-cell table:number-columns-repeated="5"/>
          <table:table-cell table:style-name="ce1" office:value-type="string" calcext:value-type="string">
            <text:p>Numero hebras</text:p>
          </table:table-cell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Tiempo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27427" calcext:value-type="float">
            <text:p>0,00162742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0.678740001" calcext:value-type="float">
            <text:p>0,67874000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97096" calcext:value-type="float">
            <text:p>0,00189709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1.329566194" calcext:value-type="float">
            <text:p>1,32956619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35179" calcext:value-type="float">
            <text:p>0,00163517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0000" calcext:value-type="float">
            <text:p>20000</text:p>
          </table:table-cell>
          <table:table-cell office:value-type="float" office:value="0.879501157" calcext:value-type="float">
            <text:p>0,87950115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45909" calcext:value-type="float">
            <text:p>0,00154590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0000" calcext:value-type="float">
            <text:p>20000</text:p>
          </table:table-cell>
          <table:table-cell office:value-type="float" office:value="0.91920236" calcext:value-type="float">
            <text:p>0,91920236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33888" calcext:value-type="float">
            <text:p>0,001533888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000" calcext:value-type="float">
            <text:p>20000</text:p>
          </table:table-cell>
          <table:table-cell office:value-type="float" office:value="0.900632459" calcext:value-type="float">
            <text:p>0,900632459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29166" calcext:value-type="float">
            <text:p>0,00152916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0000" calcext:value-type="float">
            <text:p>20000</text:p>
          </table:table-cell>
          <table:table-cell office:value-type="float" office:value="1.13974669" calcext:value-type="float">
            <text:p>1,13974669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599302" calcext:value-type="float">
            <text:p>0,001599302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0000" calcext:value-type="float">
            <text:p>20000</text:p>
          </table:table-cell>
          <table:table-cell office:value-type="float" office:value="1.118935099" calcext:value-type="float">
            <text:p>1,118935099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01536" calcext:value-type="float">
            <text:p>0,00180153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0.936816941" calcext:value-type="float">
            <text:p>0,93681694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06076" calcext:value-type="float">
            <text:p>0,001906076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0000" calcext:value-type="float">
            <text:p>20000</text:p>
          </table:table-cell>
          <table:table-cell office:value-type="float" office:value="1.231334436" calcext:value-type="float">
            <text:p>1,23133443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705" calcext:value-type="float">
            <text:p>0,001970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0000" calcext:value-type="float">
            <text:p>20000</text:p>
          </table:table-cell>
          <table:table-cell office:value-type="float" office:value="1.211309341" calcext:value-type="float">
            <text:p>1,21130934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02481" calcext:value-type="float">
            <text:p>0,00210248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20000" calcext:value-type="float">
            <text:p>20000</text:p>
          </table:table-cell>
          <table:table-cell office:value-type="float" office:value="1.228696812" calcext:value-type="float">
            <text:p>1,22869681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21923" calcext:value-type="float">
            <text:p>0,00232192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00" calcext:value-type="float">
            <text:p>20000</text:p>
          </table:table-cell>
          <table:table-cell office:value-type="float" office:value="1.324149709" calcext:value-type="float">
            <text:p>1,3241497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12:50:24.9899193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2:41:56.686262678</meta:creation-date>
    <dc:date>2016-04-19T13:06:55.162352464</dc:date>
    <meta:editing-duration>PT24M48S</meta:editing-duration>
    <meta:editing-cycles>4</meta:editing-cycles>
    <meta:generator>LibreOffice/5.0.5.2$Linux_X86_64 LibreOffice_project/00m0$Build-2</meta:generator>
    <meta:document-statistic meta:table-count="1" meta:cell-count="1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Hoja1.C1:Hoja1.C5 Hoja1.E1:Hoja1.E5" svg:x="1.331cm" svg:y="0.18cm" svg:width="14.349cm" svg:height="7.659cm">
          <chartooo:coordinate-region svg:x="2.614cm" svg:y="0.379cm" svg:width="12.972cm" svg:height="6.813cm"/>
          <chart:axis chart:dimension="x" chart:name="primary-x" chart:style-name="ch3">
            <chart:title svg:x="7.323cm" svg:y="8.019cm" chart:style-name="ch4">
              <text:p>Numero hebras</text:p>
            </chart:title>
          </chart:axis>
          <chart:axis chart:dimension="y" chart:name="primary-y" chart:style-name="ch5">
            <chart:title svg:x="0.451cm" svg:y="4.595cm" chart:style-name="ch6">
              <text:p>Tiempo</text:p>
            </chart:title>
            <chart:grid chart:style-name="ch7" chart:class="major"/>
          </chart:axis>
          <chart:series chart:style-name="ch8" chart:values-cell-range-address="Hoja1.E1:Hoja1.E5" chart:class="chart:scatter">
            <chart:domain table:cell-range-address="Hoja1.C1:Hoja1.C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C1:Hoja1.C5</svg:desc>
                </draw:g>
              </table:table-cell>
              <table:table-cell office:value-type="float" office:value="NaN">
                <text:p>NaN</text:p>
                <draw:g>
                  <svg:desc>Hoja1.E1:Hoja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1408138">
                <text:p>0.001408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1322611">
                <text:p>0.001322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1057357">
                <text:p>0.001057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1074007">
                <text:p>0.0010740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Hoja1.C1:Hoja1.C5 Hoja1.M1:Hoja1.M5" svg:x="1.331cm" svg:y="0.18cm" svg:width="14.349cm" svg:height="7.659cm">
          <chartooo:coordinate-region svg:x="2.243cm" svg:y="0.379cm" svg:width="13.343cm" svg:height="6.813cm"/>
          <chart:axis chart:dimension="x" chart:name="primary-x" chart:style-name="ch3">
            <chart:title svg:x="7.323cm" svg:y="8.019cm" chart:style-name="ch4">
              <text:p>Numero hebras</text:p>
            </chart:title>
          </chart:axis>
          <chart:axis chart:dimension="y" chart:name="primary-y" chart:style-name="ch5">
            <chart:title svg:x="0.451cm" svg:y="4.595cm" chart:style-name="ch6">
              <text:p>Tiempo</text:p>
            </chart:title>
            <chart:grid chart:style-name="ch7" chart:class="major"/>
          </chart:axis>
          <chart:series chart:style-name="ch8" chart:values-cell-range-address="Hoja1.M1:Hoja1.M5" chart:class="chart:scatter">
            <chart:domain table:cell-range-address="Hoja1.C1:Hoja1.C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C1:Hoja1.C5</svg:desc>
                </draw:g>
              </table:table-cell>
              <table:table-cell office:value-type="float" office:value="NaN">
                <text:p>NaN</text:p>
                <draw:g>
                  <svg:desc>Hoja1.M1:Hoja1.M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33691278">
                <text:p>0.433691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34061387">
                <text:p>0.334061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30136443">
                <text:p>0.330136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27874128">
                <text:p>0.3278741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" chart:maximum="12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Hoja1.C54:Hoja1.C66 Hoja1.E54:Hoja1.E66" svg:x="1.331cm" svg:y="0.18cm" svg:width="14.349cm" svg:height="7.659cm">
          <chartooo:coordinate-region svg:x="2.614cm" svg:y="0.379cm" svg:width="12.88cm" svg:height="6.813cm"/>
          <chart:axis chart:dimension="x" chart:name="primary-x" chart:style-name="ch3">
            <chart:title svg:x="7.323cm" svg:y="8.019cm" chart:style-name="ch4">
              <text:p>Numero hebras</text:p>
            </chart:title>
          </chart:axis>
          <chart:axis chart:dimension="y" chart:name="primary-y" chart:style-name="ch5">
            <chart:title svg:x="0.451cm" svg:y="4.595cm" chart:style-name="ch6">
              <text:p>Tiempo</text:p>
            </chart:title>
            <chart:grid chart:style-name="ch7" chart:class="major"/>
          </chart:axis>
          <chart:series chart:style-name="ch8" chart:values-cell-range-address="Hoja1.E54:Hoja1.E66" chart:class="chart:scatter">
            <chart:domain table:cell-range-address="Hoja1.C54:Hoja1.C66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C54:Hoja1.C66</svg:desc>
                </draw:g>
              </table:table-cell>
              <table:table-cell office:value-type="float" office:value="NaN">
                <text:p>NaN</text:p>
                <draw:g>
                  <svg:desc>Hoja1.E54:Hoja1.E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1627427">
                <text:p>0.001627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1897096">
                <text:p>0.001897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1635179">
                <text:p>0.001635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1545909">
                <text:p>0.001545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1533888">
                <text:p>0.001533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1529166">
                <text:p>0.0015291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1599302">
                <text:p>0.0015993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1801536">
                <text:p>0.001801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1906076">
                <text:p>0.001906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19705">
                <text:p>0.00197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2102481">
                <text:p>0.0021024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2321923">
                <text:p>0.0023219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" chart:maximum="12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Hoja1.C54:Hoja1.C66 Hoja1.M54:Hoja1.M66" svg:x="1.331cm" svg:y="0.18cm" svg:width="14.349cm" svg:height="7.659cm">
          <chartooo:coordinate-region svg:x="2.058cm" svg:y="0.379cm" svg:width="13.435cm" svg:height="6.813cm"/>
          <chart:axis chart:dimension="x" chart:name="primary-x" chart:style-name="ch3">
            <chart:title svg:x="7.323cm" svg:y="8.019cm" chart:style-name="ch4">
              <text:p>Numero hebras</text:p>
            </chart:title>
          </chart:axis>
          <chart:axis chart:dimension="y" chart:name="primary-y" chart:style-name="ch5">
            <chart:title svg:x="0.451cm" svg:y="4.595cm" chart:style-name="ch6">
              <text:p>Tiempo</text:p>
            </chart:title>
            <chart:grid chart:style-name="ch7" chart:class="major"/>
          </chart:axis>
          <chart:series chart:style-name="ch8" chart:values-cell-range-address="Hoja1.M54:Hoja1.M66" chart:class="chart:scatter">
            <chart:domain table:cell-range-address="Hoja1.C54:Hoja1.C66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C54:Hoja1.C66</svg:desc>
                </draw:g>
              </table:table-cell>
              <table:table-cell office:value-type="float" office:value="NaN">
                <text:p>NaN</text:p>
                <draw:g>
                  <svg:desc>Hoja1.M54:Hoja1.M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78740001">
                <text:p>0.67874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329566194">
                <text:p>1.329566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879501157">
                <text:p>0.879501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1920236">
                <text:p>0.91920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00632459">
                <text:p>0.900632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13974669">
                <text:p>1.13974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118935099">
                <text:p>1.118935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36816941">
                <text:p>0.936816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231334436">
                <text:p>1.231334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211309341">
                <text:p>1.2113093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228696812">
                <text:p>1.2286968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324149709">
                <text:p>1.3241497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